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19cm"/>
    </style:style>
    <style:style style:name="co2" style:family="table-column">
      <style:table-column-properties fo:break-before="auto" style:column-width="4.075cm"/>
    </style:style>
    <style:style style:name="co3" style:family="table-column">
      <style:table-column-properties fo:break-before="auto" style:column-width="4.226cm"/>
    </style:style>
    <style:style style:name="co4" style:family="table-column">
      <style:table-column-properties fo:break-before="auto" style:column-width="3.879cm"/>
    </style:style>
    <style:style style:name="co5" style:family="table-column">
      <style:table-column-properties fo:break-before="auto" style:column-width="3.902cm"/>
    </style:style>
    <style:style style:name="co6" style:family="table-column">
      <style:table-column-properties fo:break-before="auto" style:column-width="3.771cm"/>
    </style:style>
    <style:style style:name="co7" style:family="table-column">
      <style:table-column-properties fo:break-before="auto" style:column-width="3.62cm"/>
    </style:style>
    <style:style style:name="co8" style:family="table-column">
      <style:table-column-properties fo:break-before="auto" style:column-width="3.25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1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!out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ce7"/>
        <table:table-column table:style-name="co9" table:number-columns-repeated="1013" table:default-cell-style-name="Default"/>
        <table:table-row table:style-name="ro1">
          <table:table-cell table:style-name="ce6" office:value-type="string" calcext:value-type="string">
            <text:p>Model Name</text:p>
          </table:table-cell>
          <table:table-cell table:style-name="ce6" office:value-type="string" calcext:value-type="string">
            <text:p>number of CEM files</text:p>
          </table:table-cell>
          <table:table-cell table:style-name="ce6" office:value-type="string" calcext:value-type="string">
            <text:p>number child models</text:p>
          </table:table-cell>
          <table:table-cell table:style-name="ce6" office:value-type="string" calcext:value-type="string">
            <text:p>CEM version major</text:p>
          </table:table-cell>
          <table:table-cell table:style-name="ce6" office:value-type="string" calcext:value-type="string">
            <text:p>CEM version minor</text:p>
          </table:table-cell>
          <table:table-cell table:style-name="ce6" office:value-type="string" calcext:value-type="string">
            <text:p>number tag points</text:p>
          </table:table-cell>
          <table:table-cell table:style-name="ce6" office:value-type="string" calcext:value-type="string">
            <text:p>number materials</text:p>
          </table:table-cell>
          <table:table-cell table:style-name="ce6" office:value-type="string" calcext:value-type="string">
            <text:p>number frames</text:p>
          </table:table-cell>
          <table:table-cell table:style-name="ce6" office:value-type="string" calcext:value-type="string">
            <text:p>number LOD levels</text:p>
          </table:table-cell>
          <table:table-cell table:style-name="ce6"/>
          <table:table-cell table:style-name="ce6" office:value-type="string" calcext:value-type="string">
            <text:p>B == C+1</text:p>
          </table:table-cell>
          <table:table-cell table:style-name="ce6" table:number-columns-repeated="1013"/>
        </table:table-row>
        <table:table-row table:style-name="ro1" table:visibility="filter">
          <table:table-cell office:value-type="string" calcext:value-type="string">
            <text:p>air_balloon_09.cem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[.B2]=[.C2]+1;&quot;true&quot;;&quot;false&quot;)" office:value-type="string" office:string-value="false" calcext:value-type="string">
            <text:p>false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amb_foundation1.cem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B3]=[.C3]+1;&quot;true&quot;;&quot;false&quot;)" office:value-type="string" office:string-value="false" calcext:value-type="string">
            <text:p>false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amb_foundation2.cem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B4]=[.C4]+1;&quot;true&quot;;&quot;false&quot;)" office:value-type="string" office:string-value="false" calcext:value-type="string">
            <text:p>false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amb_foundation3.cem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B5]=[.C5]+1;&quot;true&quot;;&quot;false&quot;)" office:value-type="string" office:string-value="false" calcext:value-type="string">
            <text:p>false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amb_streetlamp_12.cem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6]=[.C6]+1;&quot;true&quot;;&quot;false&quot;)" office:value-type="string" office:string-value="false" calcext:value-type="string">
            <text:p>false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amb_walrus_00.cem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7]=[.C7]+1;&quot;true&quot;;&quot;false&quot;)" office:value-type="string" office:string-value="false" calcext:value-type="string">
            <text:p>false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bld_towncenter_10.cem</text:p>
          </table:table-cell>
          <table:table-cell office:value-type="float" office:value="1" calcext:value-type="float">
            <text:p>1</text:p>
          </table:table-cell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B8]=[.C8]+1;&quot;true&quot;;&quot;false&quot;)" office:value-type="string" office:string-value="false" calcext:value-type="string">
            <text:p>false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fx_debrisflat.cem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9]=[.C9]+1;&quot;true&quot;;&quot;false&quot;)" office:value-type="string" office:string-value="false" calcext:value-type="string">
            <text:p>false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gun_80mmaa_10.cem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10]=[.C10]+1;&quot;true&quot;;&quot;false&quot;)" office:value-type="string" office:string-value="false" calcext:value-type="string">
            <text:p>false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men_priest_11.cem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11]=[.C11]+1;&quot;true&quot;;&quot;false&quot;)" office:value-type="string" office:string-value="false" calcext:value-type="string">
            <text:p>false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nav_dardocruiser_11.cem</text:p>
          </table:table-cell>
          <table:table-cell office:value-type="float" office:value="3" calcext:value-type="float">
            <text:p>3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[.B12]=[.C12]+1;&quot;true&quot;;&quot;false&quot;)" office:value-type="string" office:string-value="false" calcext:value-type="string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capital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3]=[.C1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a10_10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4]=[.C1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albatross_10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5]=[.C1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antisubhelicopter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6]=[.C1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antisub_10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7]=[.C1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apache_10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8]=[.C1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b17_10.ce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9]=[.C1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b29_10.ce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0]=[.C2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b2_1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1]=[.C2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b52bomber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2]=[.C2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bomber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3]=[.C2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c47_10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4]=[.C2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chinook_10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5]=[.C2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corsair_10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6]=[.C2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f-86sabre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7]=[.C2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f14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8]=[.C2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f15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9]=[.C2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f66_1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0]=[.C3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fighterone_1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1]=[.C3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fighterone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2]=[.C3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fightertwo_1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3]=[.C3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fightertwo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4]=[.C3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fokker_10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5]=[.C3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fw190_10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6]=[.C3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gotha_10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7]=[.C3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he111_10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8]=[.C3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helicoptermgun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9]=[.C3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helicopter_1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0]=[.C4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infotransport_11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1]=[.C4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me109_10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2]=[.C4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me110_10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3]=[.C4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mig15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4]=[.C4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nanobomber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5]=[.C4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observationballoon_09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6]=[.C4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p38_10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7]=[.C4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p51_10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8]=[.C4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shootingstarf80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9]=[.C4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sopwithtriplane_10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0]=[.C5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sopwith_10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1]=[.C5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spitfire_10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2]=[.C5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transport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3]=[.C5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typhoon_10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4]=[.C5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ufo_13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5]=[.C5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acacia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6]=[.C5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acacia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7]=[.C5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algea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8]=[.C5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algea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9]=[.C5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apple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0]=[.C6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artifact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1]=[.C6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bamboo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2]=[.C6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bush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3]=[.C6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acti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4]=[.C6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acti5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5]=[.C6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actus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6]=[.C6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actusprickly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7]=[.C6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actusround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8]=[.C6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actustall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9]=[.C6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attails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0]=[.C7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attails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1]=[.C7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hicken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2]=[.C7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lam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3]=[.C7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lam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4]=[.C7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liffs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5]=[.C7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f117a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6]=[.C7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me262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7]=[.C7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aloe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8]=[.C7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lump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9]=[.C7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dolphin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IF([.B80]=[.C8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flower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81]=[.C8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grassclump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82]=[.C8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lillypads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83]=[.C8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minorgrasstufts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84]=[.C8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ocklarge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85]=[.C8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eagrass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86]=[.C8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pruce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87]=[.C8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toneres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88]=[.C8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veggie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89]=[.C8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barracks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90]=[.C9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lump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91]=[.C9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omputers_00.ce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92]=[.C9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oralfan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93]=[.C9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oral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94]=[.C9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oral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95]=[.C9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ottonwood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96]=[.C9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ottonwood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97]=[.C9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owskull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98]=[.C9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rabgrass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99]=[.C9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daffodils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00]=[.C10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daisies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01]=[.C10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deadtree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02]=[.C10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deadtree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03]=[.C10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deadtree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04]=[.C10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deer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05]=[.C10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dinobones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06]=[.C10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eagle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07]=[.C10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elephant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08]=[.C10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fernpatch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09]=[.C10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fernpatch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10]=[.C11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fern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11]=[.C11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fir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12]=[.C11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fishies.cem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13]=[.C11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flag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14]=[.C11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flag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15]=[.C11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flies1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16]=[.C11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flies2.ce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17]=[.C11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flies3.ce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18]=[.C11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flowers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19]=[.C11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flowers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20]=[.C12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flower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21]=[.C12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flower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22]=[.C12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flower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23]=[.C12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foundation_airport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24]=[.C12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giantclam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25]=[.C12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giraffe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26]=[.C12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gold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27]=[.C12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goldres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28]=[.C12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goldres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29]=[.C12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goldres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30]=[.C13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goldres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31]=[.C13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goldres_05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32]=[.C13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graniteoutcrop01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33]=[.C13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graniteoutcrop02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34]=[.C13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graniterock01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35]=[.C13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grassclumps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36]=[.C13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guyot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37]=[.C13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guyot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38]=[.C13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guyot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39]=[.C13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hippo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40]=[.C14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horse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41]=[.C14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hotsprings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42]=[.C14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hurricane.cem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43]=[.C14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iceberg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44]=[.C14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iceberg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45]=[.C14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iceberg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46]=[.C14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icefloat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47]=[.C14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icefloat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48]=[.C14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icefloat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49]=[.C14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icefloat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50]=[.C15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iceformationone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51]=[.C15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lillypads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52]=[.C15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lillypads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53]=[.C15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lillypads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54]=[.C15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lillypads_05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55]=[.C15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log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56]=[.C15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majorgrasstufts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57]=[.C15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majorgrasstufts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58]=[.C15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majorgrasstufts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59]=[.C15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maple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60]=[.C16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maple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61]=[.C16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maple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62]=[.C16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maple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63]=[.C16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maple05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64]=[.C16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maple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65]=[.C16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minorgrasstufts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66]=[.C16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minorgrasstufts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67]=[.C16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ostrich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68]=[.C16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palm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69]=[.C16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palm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70]=[.C17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palm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71]=[.C17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palm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72]=[.C17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palm05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73]=[.C17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palm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74]=[.C17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portablecomputer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75]=[.C17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am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76]=[.C17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ats1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77]=[.C17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ats2.cem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IF([.B178]=[.C17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ats3.cem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IF([.B179]=[.C17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oads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80]=[.C18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oads_angle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81]=[.C18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oads_connector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82]=[.C18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oads_diag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83]=[.C18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oads_diag_angle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84]=[.C18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ockoutcrop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85]=[.C18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ocks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86]=[.C18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ocks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87]=[.C18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ocks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88]=[.C18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ocks5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89]=[.C18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ocks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90]=[.C19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ocks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91]=[.C19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ocks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92]=[.C19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ocks9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93]=[.C19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oses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94]=[.C19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ubble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95]=[.C19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ubble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96]=[.C19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ubble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97]=[.C19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ubble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98]=[.C19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uin1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99]=[.C19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eagrass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00]=[.C20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eagrass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01]=[.C20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eastalk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02]=[.C20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eastalk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03]=[.C20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eastalk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04]=[.C20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eaweed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05]=[.C20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eaweed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06]=[.C20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eaweed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07]=[.C20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eaweed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08]=[.C20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eaweed_05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09]=[.C20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hark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10]=[.C21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hipwreck1b_0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11]=[.C21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hipwreck1c_0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12]=[.C21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hipwreck1_0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13]=[.C21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keleton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14]=[.C21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pruce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15]=[.C21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pruce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16]=[.C21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pruce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17]=[.C21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pruce05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18]=[.C21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pruce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19]=[.C21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taffcar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20]=[.C22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tarfish01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21]=[.C22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tarfish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22]=[.C22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tarfish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23]=[.C22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tatuehorseman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24]=[.C22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tatuemoai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25]=[.C22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tatuenike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26]=[.C22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tatueolmec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27]=[.C22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teel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28]=[.C22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teel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29]=[.C22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teel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30]=[.C23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tone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31]=[.C23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toneres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32]=[.C23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toneres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33]=[.C23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toneres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34]=[.C23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toneres_05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35]=[.C23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toneres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36]=[.C23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treetlamp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37]=[.C23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treetlamp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38]=[.C23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tallgrass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39]=[.C23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tent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40]=[.C24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thistles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41]=[.C24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tiger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42]=[.C24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treestump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43]=[.C24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treestump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44]=[.C24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treestump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45]=[.C24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treestump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46]=[.C24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tumbleweed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47]=[.C24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violets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48]=[.C24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violets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49]=[.C24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wolf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50]=[.C25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advancedmechfactory_14t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51]=[.C25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advmechfac_14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52]=[.C25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53]=[.C25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54]=[.C25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archery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55]=[.C25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archery_05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56]=[.C25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archery_0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57]=[.C25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asianhouse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58]=[.C25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asianpagoda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59]=[.C25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barracks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60]=[.C26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barracks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61]=[.C26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barracks_05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62]=[.C26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barracks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63]=[.C26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barracks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64]=[.C26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barracks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65]=[.C26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bluecolumn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66]=[.C26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bluemosque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67]=[.C26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brbwire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68]=[.C26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brbwire_angle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69]=[.C26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brbwire_connector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70]=[.C27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brbwire_diag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71]=[.C27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brbwire_diag_angle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72]=[.C27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buckinghampalace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73]=[.C27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buckinghamwng2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74]=[.C27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buckinghamwng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75]=[.C27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camera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76]=[.C27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capital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77]=[.C27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capital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78]=[.C27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capital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79]=[.C27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capital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80]=[.C28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capital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81]=[.C28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capital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82]=[.C28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colosseum_05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83]=[.C28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computers_00.cem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84]=[.C28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connector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85]=[.C28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connector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86]=[.C28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connector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87]=[.C28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connector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88]=[.C28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connector_1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89]=[.C28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dock_02.ce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90]=[.C29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dock_04.ce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91]=[.C29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dock_08.ce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92]=[.C29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dock_10.ce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93]=[.C29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dock_14.ce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94]=[.C29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farm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95]=[.C29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fortress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96]=[.C29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fortress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97]=[.C29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fortress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98]=[.C29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fortress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99]=[.C29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fortress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00]=[.C30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fortress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01]=[.C30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gates_02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02]=[.C30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gates_04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03]=[.C30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gates_14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04]=[.C30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gates_diag_02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05]=[.C30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gates_diag_04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06]=[.C30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gates_diag_06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07]=[.C30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gates_diag_08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08]=[.C30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gates_diag_10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09]=[.C30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gates_diag_14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10]=[.C31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goldenbuddah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11]=[.C31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granary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12]=[.C31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granary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13]=[.C31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granary_06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14]=[.C31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granary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15]=[.C31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granary_1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16]=[.C31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hospital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17]=[.C31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hospital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18]=[.C31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hospital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19]=[.C31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hospital_09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20]=[.C32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hospital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21]=[.C32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hospital_1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22]=[.C32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house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23]=[.C32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house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24]=[.C32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house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25]=[.C32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house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26]=[.C32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house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27]=[.C32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house_0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28]=[.C32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house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29]=[.C32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house_09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30]=[.C33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house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31]=[.C33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house_1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32]=[.C33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house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33]=[.C33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ishtargate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34]=[.C33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library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35]=[.C33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lighthouse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36]=[.C33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lighthouse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37]=[.C33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mechfactory_11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38]=[.C33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mine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39]=[.C33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missilebase_10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40]=[.C34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missilebase_12.ce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41]=[.C34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naval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42]=[.C34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orthodoxchurch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43]=[.C34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pillbox_10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44]=[.C34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radardish_10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45]=[.C34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caffolding03_a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46]=[.C34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caffolding03_b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47]=[.C34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caffolding03_c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48]=[.C34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caffolding09_a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49]=[.C34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caffolding09_b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50]=[.C35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caffolding09_c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51]=[.C35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caffolding11_a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52]=[.C35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caffolding11_b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53]=[.C35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caffolding11_c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54]=[.C35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ettlement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55]=[.C35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ettlement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56]=[.C35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ettlement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57]=[.C35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ettlement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58]=[.C35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ettlement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59]=[.C35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ettlement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60]=[.C36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iege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61]=[.C36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iege_06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62]=[.C36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iege_07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63]=[.C36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iege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64]=[.C36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iege_1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65]=[.C36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p_castle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66]=[.C36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p_tower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67]=[.C36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p_walll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68]=[.C36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p_wallr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69]=[.C36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table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70]=[.C37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table_05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71]=[.C37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table_0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72]=[.C37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ankbarrier1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73]=[.C37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ankfactory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74]=[.C37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emple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75]=[.C37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emple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76]=[.C37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emple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77]=[.C37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emple_09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78]=[.C37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emple_1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79]=[.C37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hebabylontower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80]=[.C38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hetempleofzeus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81]=[.C38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oweroflondon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82]=[.C38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ower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83]=[.C38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ower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84]=[.C38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ower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85]=[.C38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ower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86]=[.C38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ower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87]=[.C38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ower_1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88]=[.C38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owncenter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89]=[.C38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owncenter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90]=[.C39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owncenter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91]=[.C39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owncenter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92]=[.C39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owncenter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93]=[.C39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owncenter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94]=[.C39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rojan_04.ce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95]=[.C39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university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96]=[.C39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university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97]=[.C39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university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98]=[.C39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university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99]=[.C39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university_1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00]=[.C40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wall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01]=[.C40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wall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02]=[.C40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wall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03]=[.C40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wall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04]=[.C40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wall_angle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05]=[.C40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wall_angle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06]=[.C40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wall_angle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07]=[.C40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wall_angle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08]=[.C40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wall_angle_1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09]=[.C40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wall_diag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10]=[.C41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wall_diag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11]=[.C41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wall_diag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12]=[.C41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wall_diag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13]=[.C41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wall_diag_1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14]=[.C41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wall_diag_angle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15]=[.C41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wall_diag_angle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16]=[.C41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wall_diag_angle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17]=[.C41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wall_diag_angle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18]=[.C41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wall_diag_angle_1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19]=[.C41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wonder16_12.ce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20]=[.C42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d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21]=[.C42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ag_atomic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22]=[.C42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ag_bomber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23]=[.C42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ag_building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24]=[.C42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ag_fighter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25]=[.C42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at model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26]=[.C42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ont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27]=[.C42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3dexplosion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28]=[.C42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3dexplosion_rotated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29]=[.C42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antimatterlightning_12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30]=[.C43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antimatterstorm_12.cem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31]=[.C43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antimatterweapontag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32]=[.C43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arrow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33]=[.C43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backsplash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34]=[.C43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ballistabolt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35]=[.C43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bomb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36]=[.C43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cannonball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37]=[.C43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cannonball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38]=[.C43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debris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39]=[.C43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debris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40]=[.C44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debris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41]=[.C44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dummy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42]=[.C44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dummy_farm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43]=[.C44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exhaust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44]=[.C44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flat_dummy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45]=[.C44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frontsplash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46]=[.C44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infernotracer_12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47]=[.C44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light_glow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48]=[.C44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mechpriesthealing_12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49]=[.C44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missile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50]=[.C45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missile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51]=[.C45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nanovirustracer_12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52]=[.C45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nanovirus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53]=[.C45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new laser_01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54]=[.C45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new laser_02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55]=[.C45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pulsecannon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56]=[.C45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pulseimpact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57]=[.C45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pulseuniteffect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58]=[.C45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runway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59]=[.C45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satchelcharge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60]=[.C46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shell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61]=[.C46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shieldbattery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62]=[.C46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shieldtracer_12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63]=[.C46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spear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64]=[.C46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splash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65]=[.C46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stone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66]=[.C46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stone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67]=[.C46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teleport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68]=[.C46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timewarppulse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69]=[.C46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timewarp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70]=[.C47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tracer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71]=[.C47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vertical_plane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72]=[.C47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ric building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73]=[.C47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_shadowtriangle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74]=[.C47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120mmat_10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75]=[.C47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aagun_11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IF([.B476]=[.C47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aahalftrack_10.ce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77]=[.C47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aaskywatcher_11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IF([.B478]=[.C47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aatank_12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79]=[.C47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apollo_13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80]=[.C48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aries_1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81]=[.C48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artillery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82]=[.C48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ballista_04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83]=[.C48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bronze_09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84]=[.C48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catapult_04.ce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85]=[.C48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culvern_07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86]=[.C48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cyclops_13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87]=[.C48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furies_1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88]=[.C48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89]=[.C48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hades_13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90]=[.C49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hovercraft1_11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91]=[.C49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howitzer_10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IF([.B492]=[.C49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infoat_11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93]=[.C49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infosiege_11.ce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IF([.B494]=[.C49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iron_07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95]=[.C49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leopardtank_10c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96]=[.C49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m1_10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97]=[.C49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megaartillery_1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98]=[.C49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mors_13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99]=[.C49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mortar_08.ce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00]=[.C50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nanoat_12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01]=[.C50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nuke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02]=[.C50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panzer_10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03]=[.C50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poseiden_13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04]=[.C50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ram_04.cem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05]=[.C50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sherman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06]=[.C50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siegecannon_09.ce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07]=[.C50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siegeram_04.ce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08]=[.C50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siegetower_04.ce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09]=[.C50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stonethrower_03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10]=[.C51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sturm_10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11]=[.C51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tankone_11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12]=[.C51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tanktwo_12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13]=[.C51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tank_12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14]=[.C51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thorat_11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15]=[.C51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trebuchet_06.cem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16]=[.C51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trucktransport_10.cem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17]=[.C51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ww1tank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18]=[.C51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zeus_13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19]=[.C51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rchingline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20]=[.C52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2manmachinegun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21]=[.C52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achilles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22]=[.C52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alexander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23]=[.C52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arquebus_0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24]=[.C52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ashigaruarquebus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25]=[.C52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atinf_1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26]=[.C52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bazooka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27]=[.C52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blackprince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28]=[.C52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bresden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29]=[.C52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eiffeltower_09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30]=[.C53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gate_10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31]=[.C53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house_05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32]=[.C53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naval_14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33]=[.C53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ettlement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34]=[.C53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ankfactory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35]=[.C53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owncenter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36]=[.C53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wall_1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37]=[.C53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itizenspear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38]=[.C53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bomb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39]=[.C53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missle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40]=[.C54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teleportsquareglow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41]=[.C54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atbritish6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42]=[.C54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minotaur_13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43]=[.C54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tempest_13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44]=[.C54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britishinfantry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45]=[.C54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itizenthree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46]=[.C54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elephant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47]=[.C54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emcitizentwo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48]=[.C54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hauptmanndurer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49]=[.C54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moorishcav_0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50]=[.C55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priest_0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51]=[.C55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slinger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52]=[.C55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carrier_14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53]=[.C55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fishingboat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54]=[.C55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sub3_1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55]=[.C55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bronzecavalry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56]=[.C55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aesar_05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57]=[.C55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aninescout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58]=[.C55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avarcher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59]=[.C55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hariot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60]=[.C56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hildcitizen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61]=[.C56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hildcitizen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62]=[.C56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hinesepike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63]=[.C56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itizenfour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64]=[.C56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itizenfour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65]=[.C56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itizenone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66]=[.C56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itizenone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67]=[.C56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itizenone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68]=[.C56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itizenone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69]=[.C56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itizenone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70]=[.C57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itizenthree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71]=[.C57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itizenthree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72]=[.C57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itizenthree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73]=[.C57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itizentwo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74]=[.C57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itizentwo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75]=[.C57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itizentwo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76]=[.C57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itizentwo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77]=[.C57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itizentwo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78]=[.C57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lubman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79]=[.C57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romwell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80]=[.C58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rossbow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81]=[.C58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uirassier_0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82]=[.C58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darkinquisitor_1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83]=[.C58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doughboy_10a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84]=[.C58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elcid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85]=[.C58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elizabeth_09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86]=[.C58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elvis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87]=[.C58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engineer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88]=[.C58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emcitizenfour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89]=[.C58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emcitizenone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90]=[.C59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emcitizenone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91]=[.C59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emcitizenone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92]=[.C59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emcitizenone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93]=[.C59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emcitizenone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94]=[.C59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emcitizenthree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95]=[.C59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emcitizenthree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96]=[.C59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emcitizenthree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97]=[.C59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emcitizenthree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98]=[.C59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emcitizenthree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99]=[.C59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emcitizentwo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00]=[.C60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emcitizentwo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01]=[.C60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emcitizentwo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02]=[.C60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emcitizentwo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03]=[.C60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ieldmedic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04]=[.C60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ieldmedic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05]=[.C60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ieldmedic_1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06]=[.C60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lamethrower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07]=[.C60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renchgrenadier_09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08]=[.C60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utureheroone_1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09]=[.C60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utureheroone_1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10]=[.C61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utureherotwo_1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11]=[.C61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utureherotwo_1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12]=[.C61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grigor_1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13]=[.C61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halberdier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14]=[.C61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hannibal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15]=[.C61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hector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16]=[.C61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henryv_0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17]=[.C61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hierakles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18]=[.C61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homer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19]=[.C61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housecarl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20]=[.C62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immortal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21]=[.C62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incanwarrior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22]=[.C62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isabella_0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23]=[.C62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javelin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24]=[.C62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jester_0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25]=[.C62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lasertrooper_1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26]=[.C62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logman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27]=[.C62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longbow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28]=[.C62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macarthur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29]=[.C62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maceman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30]=[.C63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marine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31]=[.C63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moorishinfantry_05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32]=[.C63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mortarinfantry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33]=[.C63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mortar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34]=[.C63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musketeer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35]=[.C63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napoleonic_09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36]=[.C63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napoleon_09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37]=[.C63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ottovonbismark_09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38]=[.C63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patton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39]=[.C63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pericles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40]=[.C64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pershing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41]=[.C64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persiancavalry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42]=[.C64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phalanx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43]=[.C64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polearm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44]=[.C64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pope_05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45]=[.C64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priest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46]=[.C64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priest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47]=[.C64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prophet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48]=[.C64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prophet_0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49]=[.C64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prophet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50]=[.C65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renncav_0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51]=[.C65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richard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52]=[.C65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richthofen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53]=[.C65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romanlegionnaire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54]=[.C65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rommel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55]=[.C65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samurai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56]=[.C65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sargon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57]=[.C65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scout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58]=[.C65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sharpshooter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59]=[.C65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sharpshooter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60]=[.C66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shortsword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61]=[.C66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simplebow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62]=[.C66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spanishcavalry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63]=[.C66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spanishpike_0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64]=[.C66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spearman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65]=[.C66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stonethrower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66]=[.C66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tariq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67]=[.C66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wealthycitizen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68]=[.C66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wellington_09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69]=[.C66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d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70]=[.C67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ssle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71]=[.C67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aagunboat_08.cem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72]=[.C67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agincourt_09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73]=[.C67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battleship_12.ce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74]=[.C67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bismarck_10.ce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75]=[.C67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boat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76]=[.C67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carrack_0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77]=[.C67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carrier1_10.ce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78]=[.C67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copperfrigate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79]=[.C67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cruiser_10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80]=[.C68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cruiser_11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81]=[.C68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decereme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82]=[.C68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destroyer_12.ce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83]=[.C68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dreadnought_10.ce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84]=[.C68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fireboat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85]=[.C68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fireboat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86]=[.C68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fireboat_05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87]=[.C68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fireboat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88]=[.C68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fireboat_0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89]=[.C68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fireboat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90]=[.C69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fireboat_09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91]=[.C69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fishingboat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92]=[.C69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fishingboat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93]=[.C69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fishingboat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94]=[.C69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fishingboat_1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95]=[.C69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fish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96]=[.C69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frigate_0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97]=[.C69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galley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98]=[.C69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goldenhind_0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99]=[.C69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goodhope_10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00]=[.C70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henrifrigate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01]=[.C70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henri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02]=[.C70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nanodardocruiser_11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03]=[.C70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navalmine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04]=[.C70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pentekontar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05]=[.C70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pentekontar_05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06]=[.C70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septireme_05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07]=[.C70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sub1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08]=[.C70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sub2nuc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09]=[.C70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sub4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10]=[.C71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sub5nuc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11]=[.C71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transport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12]=[.C71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transport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13]=[.C71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transport_05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14]=[.C71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transport_0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15]=[.C71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transport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16]=[.C71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transport_12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17]=[.C71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trireme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18]=[.C71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victoryfrigate_09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19]=[.C71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victory_09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20]=[.C72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warrington_10.ce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21]=[.C72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_crude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22]=[.C72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x_mpdisc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23]=[.C72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x_nuke_base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24]=[.C72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x_nuke_top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25]=[.C72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x_volcano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26]=[.C72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ell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27]=[.C72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ot_anim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28]=[.C72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ne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29]=[.C72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_parachute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30]=[.C73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ypoint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31]=[.C73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 table:number-rows-repeated="10478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!output'.A1:'!output'.K731" table:display-filter-buttons="true">
          <table:filter>
            <table:filter-and>
              <table:filter-condition table:field-number="3" table:value="2" table:operator="="/>
            </table:filter-and>
          </table:filter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.00.0000</text:date>, <text:time style:data-style-name="N2" text:time-value="14:04:54.24057767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2-24T14:03:24.474038084</dc:date>
    <meta:editing-duration>PT3M55S</meta:editing-duration>
    <meta:editing-cycles>4</meta:editing-cycles>
    <meta:generator>LibreOffice/6.3.5.2$Linux_X86_64 LibreOffice_project/30$Build-2</meta:generator>
    <meta:document-statistic meta:table-count="1" meta:cell-count="7310" meta:object-count="0"/>
  </office:meta>
</office:document-meta>
</file>